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3 237">
            <text:p>test_Parser(primitives): 0,3 237</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3">
            <text:p>0,3 sec</text:p>
          </table:table-cell>
          <table:table-cell table:style-name="ce158" table:formula="of:=TESTSTAT(&quot;count&quot;; [.B46])" office:value-type="float" office:value="237">
            <text:p>237</text:p>
          </table:table-cell>
          <table:table-cell table:style-name="ce160" table:formula="of:=[.E46]/[.D46]" office:value-type="float" office:value="790">
            <text:p>790,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1,7 308">
            <text:p>test_Parser(multiplicity): 1,7 308</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1.7">
            <text:p>1,7 sec</text:p>
          </table:table-cell>
          <table:table-cell table:style-name="ce158" table:formula="of:=TESTSTAT(&quot;count&quot;; [.B47])" office:value-type="float" office:value="308">
            <text:p>308</text:p>
          </table:table-cell>
          <table:table-cell table:style-name="ce160" table:formula="of:=[.E47]/[.D47]" office:value-type="float" office:value="181.176470588235">
            <text:p>181,2 a/sec</text:p>
          </table:table-cell>
          <table:table-cell table:number-columns-repeated="4"/>
        </table:table-row>
        <table:table-row table:style-name="ro2">
          <table:table-cell/>
          <table:table-cell table:formula="of:=TEST_PARSER(&quot;basic&quot;)" office:value-type="string" office:string-value="test_Parser(basic): 0,7 144">
            <text:p>test_Parser(basic): 0,7 144</text:p>
          </table:table-cell>
          <table:table-cell table:formula="of:=TESTSTAT(&quot;name&quot;; [.B48])" office:value-type="string" office:string-value="test_Parser(basic):">
            <text:p>test_Parser(basic):</text:p>
          </table:table-cell>
          <table:table-cell table:style-name="ce156" table:formula="of:=TESTSTAT(&quot;time&quot;; [.B48])" office:value-type="float" office:value="0.7">
            <text:p>0,7 sec</text:p>
          </table:table-cell>
          <table:table-cell table:style-name="ce158" table:formula="of:=TESTSTAT(&quot;count&quot;; [.B48])" office:value-type="float" office:value="144">
            <text:p>144</text:p>
          </table:table-cell>
          <table:table-cell table:style-name="ce160" table:formula="of:=[.E48]/[.D48]" office:value-type="float" office:value="205.714285714286">
            <text:p>205,7 a/sec</text:p>
          </table:table-cell>
          <table:table-cell table:number-columns-repeated="4"/>
        </table:table-row>
        <table:table-row table:style-name="ro2">
          <table:table-cell/>
          <table:table-cell table:formula="of:=TEST_PARSER(&quot;numbers&quot;)" office:value-type="string" office:string-value="test_Parser(numbers): 2,4 296">
            <text:p>test_Parser(numbers): 2,4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2.4">
            <text:p>2,4 sec</text:p>
          </table:table-cell>
          <table:table-cell table:style-name="ce158" table:formula="of:=TESTSTAT(&quot;count&quot;; [.B49])" office:value-type="float" office:value="296">
            <text:p>296</text:p>
          </table:table-cell>
          <table:table-cell table:style-name="ce160" table:formula="of:=[.E49]/[.D49]" office:value-type="float" office:value="123.333333333333">
            <text:p>123,3 a/sec</text:p>
          </table:table-cell>
          <table:table-cell table:number-columns-repeated="4"/>
        </table:table-row>
        <table:table-row table:style-name="ro2">
          <table:table-cell/>
          <table:table-cell table:formula="of:=TEST_PARSER(&quot;types&quot;)" office:value-type="string" office:string-value="test_Parser(types): 1,8 83">
            <text:p>test_Parser(types): 1,8 83</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8">
            <text:p>1,8 sec</text:p>
          </table:table-cell>
          <table:table-cell table:style-name="ce158" table:formula="of:=TESTSTAT(&quot;count&quot;; [.B50])" office:value-type="float" office:value="83">
            <text:p>83</text:p>
          </table:table-cell>
          <table:table-cell table:style-name="ce160" table:formula="of:=[.E50]/[.D50]" office:value-type="float" office:value="46.1111111111111">
            <text:p>46,1 a/sec</text:p>
          </table:table-cell>
          <table:table-cell table:number-columns-repeated="4"/>
        </table:table-row>
        <table:table-row table:style-name="ro2">
          <table:table-cell table:number-columns-repeated="3"/>
          <table:table-cell table:style-name="ce157" table:formula="of:=SUM([.D46:.D50])" office:value-type="float" office:value="6.9">
            <text:p>6,9 sec</text:p>
          </table:table-cell>
          <table:table-cell table:style-name="ce159" table:formula="of:=SUM([.E46:.E50])" office:value-type="float" office:value="1068">
            <text:p>1068</text:p>
          </table:table-cell>
          <table:table-cell table:style-name="ce161" table:formula="of:=[.E51]/[.D51]" office:value-type="float" office:value="154.782608695652">
            <text:p>154,8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6,6 1068">
            <text:p>test_Parser(all): 6,6 1068</text:p>
          </table:table-cell>
          <table:table-cell table:formula="of:=TESTSTAT(&quot;name&quot;; [.B53])" office:value-type="string" office:string-value="test_Parser(all):">
            <text:p>test_Parser(all):</text:p>
          </table:table-cell>
          <table:table-cell table:style-name="ce156" table:formula="of:=TESTSTAT(&quot;time&quot;; [.B53])" office:value-type="float" office:value="6.6">
            <text:p>6,6 sec</text:p>
          </table:table-cell>
          <table:table-cell table:style-name="ce158" table:formula="of:=TESTSTAT(&quot;count&quot;; [.B53])" office:value-type="float" office:value="1068">
            <text:p>1068</text:p>
          </table:table-cell>
          <table:table-cell table:style-name="ce160" table:formula="of:=[.E53]/[.D53]" office:value-type="float" office:value="161.818181818182">
            <text:p>161,8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20.04.2017</text:date>, <text:time>15:56: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0T15:56:44.42</dc:date>
    <meta:editing-duration>P140DT2H43M8S</meta:editing-duration>
    <meta:editing-cycles>402</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seq"
				Dim ps As Variant, f As Objec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If isMissing(v) Then
		pReturn = oFn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 TODO: pBind: check if f is proper function
		pBind = mkParser("bind", Array(p, f))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pLeft = pSeq(Array(pMany(pWhite), recDummy), sndArg)
		
		' Right ::= "-&gt;" S
		pRight = pSeq(Array(pStr("-&gt;"), recDummy), sndArg)
		
		' S ::= Left ws* Right?
		pS = pSeq(Array(pLeft,_
						pSeq(Array(pMany(pWhite), pZeroOrOne(pRight)),_
						sndArg),_
				  ), Fn.maybeMakeArrowType)
		
		pRight.st(0)(1) = pS ' fix up recursive call to S in Right
		
		' ParenS ::= "(" S ")"
		pParenS = pSeq(Array(pSeq(Array(pStr("("), pS), sndArg),_
						     pStr(")")_
					   ), fstArg)
		
		' TypeArg ::= ws+ N
		pTypeArg = pSeq(Array(pMany1(pWhite), recDummy), sndArg)
		
		' Ctor ::= TypeCtor TypeArg*
		pCtor = pSeq(Array(pTypeCtor, pMany(pTypeArg)), Fn.mkTypeCtor)
		
		' N ::= BaseType | TypeVar | ParenS | Ctor
		pN = foldl1(pChoice, List(pBaseType, pTypeVar, pParenS, pCto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Static result As Object
	If isNull(result) Then
		result = foldl1(pChoice, _
						map(pStr, List("a", "b", "c", "d"))_
		)
	End If
	pTypeVar = result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invalid arg parser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Optional what)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Empty(what) Or (what = "all") Or (what = "primitives") Then
		test_Parser_fail()
		test_Parser_return()
		test_Parser_bind()	
		test_Parser_then()	
		test_Parser_item()
		test_Parser_nextAsc()
		test_Parser_choice()
	End If
	If isEmpty(what) Or (what = "all") Or (what = "multiplicity") Then
		test_Parser_zeroOrOne()
		test_Parser_manyRev()
		test_Parser_many()
		test_Parser_many1Rev()
		test_Parser_many1()	
	End If	
	If isEmpty(what) Or (what = "all") Or (what = "basic") Then
		test_Parser_str()
		test_Parser_white()
		test_Parser_seq()
		test_Parser_toString()
	End If
	If isEmpty(what) Or (what = "all") Or (what = "numbers") Then
		test_Parser_binDigit()
		test_Parser_decDigit()
		test_Parser_hexDigit()
		test_Parser_hexNum()
		test_Parser_hexLit()
	End If	
	If isEmpty(what) Or (what = "all") Or (what = "types") Then
		test_Parser_baseType()
		test_Parser_TypeCtor()
		test_Parser_TypeExpr()
	End If

end_of_Parser_tests:	
	aCount = assertionCount - aCount
	tm = CLng(10 * (GetSystemTicks() - tm) / ticksPerSec) / 10
	if tm = 0 Then : tm = 1 : End If
	
	If isMissing(what) Then
		aPerSec =  CLng(10 * aCount / tm) / 10
		Dim summary As String
		summary = tm &amp; " sec for " &amp; aCount &amp; " assertions, "_
		&amp; chr(13) &amp; "that's ~" &amp; aPerSec &amp; " assertions/sec"
		MsgBox(summary)
		result = summary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